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Inhalt</text:p>
      <text:p text:style-name="Standard">
<text:a xmlns:text="text" xmlns:xlink="xlink" xlink:type="simple" xlink:href="../Übersicht%20Anleitungen.mm">Übersicht%20Anleitungen.mm</text:a>
</text:p>
      <text:h text:style-name="Heading_20_1" text:outline-level="1">Gegenstand</text:h>
      <text:h text:style-name="Heading_20_2" text:outline-level="2">Kleidung</text:h>
      <text:h text:style-name="Heading_20_2" text:outline-level="2">Utensilo</text:h>
      <text:h text:style-name="Heading_20_2" text:outline-level="2">Accessoiris</text:h>
      <text:h text:style-name="Heading_20_2" text:outline-level="2">Deko</text:h>
      <text:h text:style-name="Heading_20_2" text:outline-level="2">Gewandung</text:h>
      <text:h text:style-name="Heading_20_2" text:outline-level="2">Nähausstattung</text:h>
      <text:h text:style-name="Heading_20_2" text:outline-level="2">Taschen</text:h>
      <text:h text:style-name="Heading_20_1" text:outline-level="1">Technik</text:h>
      <text:h text:style-name="Heading_20_2" text:outline-level="2">Nähen</text:h>
      <text:h text:style-name="Heading_20_3" text:outline-level="3">Pachwork</text:h>
      <text:h text:style-name="Heading_20_3" text:outline-level="3">Handnähen</text:h>
      <text:h text:style-name="Heading_20_3" text:outline-level="3">Schneiderei</text:h>
      <text:h text:style-name="Heading_20_2" text:outline-level="2">Häkeln</text:h>
      <text:h text:style-name="Heading_20_2" text:outline-level="2">Stricken</text:h>
      <text:h text:style-name="Heading_20_2" text:outline-level="2">Sticken</text:h>
      <text:h text:style-name="Heading_20_2" text:outline-level="2">Nadelarbeiten</text:h>
      <text:h text:style-name="Heading_20_3" text:outline-level="3">Occhi</text:h>
      <text:h text:style-name="Heading_20_3" text:outline-level="3">Knüpfen</text:h>
      <text:h text:style-name="Heading_20_3" text:outline-level="3">Flecheten</text:h>
      <text:h text:style-name="Heading_20_2" text:outline-level="2">DIY</text:h>
      <text:h text:style-name="Heading_20_3" text:outline-level="3">Perlen</text:h>
      <text:h text:style-name="Heading_20_3" text:outline-level="3">Origami</text:h>
      <text:h text:style-name="Heading_20_3" text:outline-level="3">Recycling/ Upcycling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